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5-11-1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5-10-14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5-09-1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5-03-24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4-11-1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4-10-1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4-09-1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4-04-0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4-03-12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3-11-07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3-10-1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3-09-2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3-05-0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3-03-2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2-11-0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2-10-1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2-09-2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2-04-1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2-03-2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1-11-0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1-10-0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1-09-07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1-04-0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1-03-0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0-11-0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0-10-0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0-09-0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9748" calcext:value-type="float">
            <text:p>15.50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5676" calcext:value-type="float">
            <text:p>15.69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0076" calcext:value-type="float">
            <text:p>16.61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746" calcext:value-type="float">
            <text:p>21.58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622" calcext:value-type="float">
            <text:p>19.28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0756" calcext:value-type="float">
            <text:p>14.4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5844" calcext:value-type="float">
            <text:p>15.51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5188" calcext:value-type="float">
            <text:p>17.12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4084" calcext:value-type="float">
            <text:p>16.67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334" calcext:value-type="float">
            <text:p>15.29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3964" calcext:value-type="float">
            <text:p>15.71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0468" calcext:value-type="float">
            <text:p>21.27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8428" calcext:value-type="float">
            <text:p>20.18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4668" calcext:value-type="float">
            <text:p>20.58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0196" calcext:value-type="float">
            <text:p>17.57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9112" calcext:value-type="float">
            <text:p>19.8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1052" calcext:value-type="float">
            <text:p>21.37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93" calcext:value-type="float">
            <text:p>21.06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6948" calcext:value-type="float">
            <text:p>23.58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54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0204" calcext:value-type="float">
            <text:p>23.73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32" meta:object-count="0"/>
    <meta:user-defined meta:name="AppVersion">3.0</meta:user-defined>
  </office:meta>
</office:document-meta>
</file>